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gnostics.doReportParserInfo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agnostics.getXMLParser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agnostics.doReportSystemProperties(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iagnostics.getSAX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agnostics.doReportProxy( Prin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agnostics.doReportTasksAvailability( PrintStream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iagnostics.listJarFiles( File lib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agnostics.doReportLocal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iagnostics.printParserInfo( PrintStream out , String parserType , String parserName , String parser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agnostics.printLibraries( File [ ] libs ,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agnostics.getClassLocation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agnostics.doReportWhich( Prin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agnostics.ignoreThrowable( Throwable 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agnostics.getNamespaceParser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agnostics.Diagno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agnostics.validate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agnostics.doReport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listLibra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agnostics.isOptional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agnostics.getImplementationVersion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getXmlPar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agnostics.doReport( PrintStream out , int log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iagnostics.doReportTempDir( PrintStream 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iagnostics.header( PrintStream out , String s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agnostics.getNamespacePar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agnostics.doReportUserHomeLibraries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agnostics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agnostics.get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agnostics.doReportAntHomeLibraries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agnostics.printProperty( PrintStream out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agnostics.doReportAntProperties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